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Nissan 15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; Educ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the Sabbath before Passover/</text:p>
      <text:p text:style-name="P5">on education [Hebrew]/</text:p>
      <text:p text:style-name="P5">[Hebrew]/</text:p>
      <text:p text:style-name="P5"/>
      <text:p text:style-name="P4">[Page 1]</text:p>
      <text:p text:style-name="P4">Rejoice and be exceedingly glad, ye who believe in/ the word of God, for as He ordained, so has even come/ to pass [Hebrew] "Thou shalt/ keep this statute at its season, from year to year"./ <text:s/>Aye, we will ever proclaim that season holy, wherein/ the stretched-out arm of the Omnipotent took a nation/ from amidst another nation by memorable deeds./ <text:s/>We will call that day blessed, whereon the Creator/ announced to the world, that He would be our protecting/ God, and we His people and the flock of His pasture./ <text:s/>Thrice blessed that day which saw our fathers advance,/ under the banner of freedom, towards that mountain/ whence a life eternal was to be granted unto man./ <text:s/>Long centuries have rolled away since that matchless/ day dawned upon redeemed Israel, but the hand of/ time has not obliterated its memory. <text:s/>As in the/ days of yore, the statute is kept at its season from/ year to year. <text:s/>Wheresoever be our sojourn, whether/ breathing the exhilarating air of liberty, or enduring/ ruthless persecution. <text:s/>In whatever condition of life we be/</text:p>
      <text:p text:style-name="P4"/>
      <text:p text:style-name="P4">[Page 2]</text:p>
      <text:p text:style-name="P4">whether in affluence or in want, the fifteenth/ day of Nissan is hailed with devotional delight./ <text:s/>Alike in the palatial mansion and in the humble/ dwelling, the cup of salvation is raised brimful to/ sing praises <text:soft-page-break/>to the God of truth, who has performed/ His covenant with Abraham, and shown mercy to/ a thousand generations. <text:s/>So also we, my beloved/ hearers! we, a clustering branch of that vine, which/ God brought out of Egypt and transplanted in this genial soil, we believing Hebrews will uplift our voice/ around the family <text:span text:style-name="T1">board</text:span><text:span text:style-name="T3"> hearth with hymns and psalmody./ <text:s/>We will again assemble in this house dedicated to/ our living Saviour, and celebrate together the festival/ He has appointed as an everlasting ordinance./ <text:s/>But need I say to you that those acts, however/ meritorious, do not constitute the main duties con-/-nected with and flowing from the institution of the/ Passover?...Behold! the heavenly volumes/ are open to all for </text:span><text:span text:style-name="T1">our</text:span><text:span text:style-name="T3"> instruction. <text:s/>From thence you/ must draw divine knowledge./</text:span></text:p>
      <text:p text:style-name="P6">But as I examined the passage, from which I quoted/ a sentence, my attention was directed to the circumstance,/</text:p>
      <text:p text:style-name="P6"/>
      <text:p text:style-name="P6">[Page 3]</text:p>
      <text:p text:style-name="P4"><text:span text:style-name="T3">that two commands of a different character follow/ each other immediately. <text:s/>One is negative [Hebrew] and to/ our praise be it said, scrupulously observed in Israel,/ the other is positive [Hebrew] but I have reason to believe [inserted above: few], not so/ rigidly fulfilled. <text:s/>In compliance with the first, we/ cleanse our habitations from all leaven, and provide/ ourselves with the bread emblematic of our deliverance/ from bondage; </text:span><text:span text:style-name="T1">un</text:span><text:span text:style-name="T3"> in obedience to the second, we/ should tell our children the origin and object of our/ precepts, keep them fresh in</text:span><text:span text:style-name="T1">to</text:span><text:span text:style-name="T3"> their minds by tangible/ signs, and bear them constantly on our lips, that/ our offspring may, as it were, inhale from our breath/ piety and virtue [Hebrew]./</text:span></text:p>
      <text:p text:style-name="P4"><text:span text:style-name="T3">Now, that we bestow exceeding care upon the preservation of our children's/ bodily health, no one will deny, for Hebrew men/ are proverbially attached to their </text:span><text:span text:style-name="T1">domestic</text:span><text:span text:style-name="T3"> fire-side,/ and the comfort of home and its inmates is their/ constant solicitude. <text:s/>That to render our children accom-/-plished we spare no effort, that to open for them the/ avenues to opulence, we labor unremittingly, admits of no question/</text:span></text:p>
      <text:p text:style-name="P6"/>
      <text:p text:style-name="P6">[Page 4]</text:p>
      <text:p text:style-name="P6">but that we experience the same anxiety touching/ their spiritual health that we strive with all might/ that they may grow learned in the obligations to/ God, and rich in virtues, cannot as well be asserted./ <text:s/>The chilling apathy of our youths regarding religion,/ and the rampant changes introduced in it to gra-/-tify the senses, are to my judgment, the legitimate/ offspring of parental heedlessness. <text:s/>I will prove it./ <text:s/>Some will exact from their children, while under their/ control, the exercise of numerous religious practices, yet/ they will utterly fail to invest the same with a halo/ of sanctity, for they will neglect the point most essential./ <text:s/>They will not disclose their purport, the noble object/ they are intended to subserve. <text:s/>They will not, as/ our heavenly Legislator has recommended, explain at/ large that the behests of our God aim at securing our/ happiness here and hereafter, for it is written [Hebrew] "The/ Lord hath commanded us to do all these statutes, for/ our own good always, to keep us alive as at this day./ <text:s/>And it will moreover be counted to our righteousness before/ the Lord our God, when we observe to do all this commandment."/</text:p>
      <text:p text:style-name="P6"/>
      <text:p text:style-name="P6">[Page 5]<text:line-break/>Rather than win them to religion by describing the/ loveliness of a godly existence, by pointing out the/ actions that most ennoble human nature, by speaking/ of the satisfaction we derive from the fulfilment[sic!] of/ our duties, though unrequited and misapprehended by/ man, they will insist upon the execution of ceremonial/ ordinances, only as [Hebrew] <text:span text:style-name="T1">as</text:span> "an habitual task"./ <text:s/>Others again imagine that to procure their children--/during a certain period at least--a religious instructor, is/ all that can be required <text:span text:style-name="T1">of them</text:span> at their hands; for upon/ the man of their choice they <text:span text:style-name="T1">have</text:span> will cast their burthen[sic!] of/ their obligations. <text:s/>He must shape the hearts of their young/ offspring. <text:s/>He must leach them to distinguish between the/ holy and the unholy, He must fit them to solve all/ queries when catechised[sic!] about the ancestral religion./ <text:s/>The parents need not devote a time which may yeild[sic!]/ them <text:span text:style-name="T1">great</text:span> many advantages in their various callings, to impart/ religious knowledge. <text:s/><text:soft-page-break/>Grievous errors are these,/ my friends! pregnant with <text:span text:style-name="T1">laf</text:span> baleful results./ <text:s/>I do not, by any means, hold it as necessary or judicious/ to discuss with our children the nature of every command/</text:p>
      <text:p text:style-name="P6"/>
      <text:p text:style-name="P6">[Page 6]</text:p>
      <text:p text:style-name="P6">we desire to enforce, nor do I deprecate the system/ of employing a tutor to aid us in training our children,/ provided we know that his moral standing and/ piety, keep pace with his learning; but I contend/ that upon the parents most especially has the Almighty/ imposed the duty of <text:span text:style-name="T1">giving</text:span> exercising their best abilities to give the mind and heart of/ their offspring a right tendency [Hebrew]/ "Thou shalt teach them diligently to thy children, and/ speak of them," exclaims Holy Writ; and our Rabbins/ [Hebrew]. <text:s/>"It is the bounden duty of every man/ to teach his son religion". <text:s/>Those whom we have/ voluntarily given existence, we must show, under our own/ guidance, the way of salvation. <text:s/>This is a law stamped/ by nature upon our breast, and to which nature's God/ demands our implicit obedience. <text:s/>None dares with/ impunity refuse it, or transfer it unto others./</text:p>
      <text:p text:style-name="P6">The Great Master who fashioned our being, has designedly/ infused into our tender offspring a feeling which prompts/ them to regard their parents, as the best interpreters of the/ word of God, as the wisest and most virtuous among/</text:p>
      <text:p text:style-name="P6"/>
      <text:p text:style-name="P6">[Page 7]</text:p>
      <text:p text:style-name="P6">all mortal creatures. <text:s/>It behooves us therefore to improve/ that great divine boon, by inculcating such lessons/ as calculated to inspire love for God, and reverence for/ His revealed word. <text:s/>It is not sufficient that we/ say to our children, this is right and that is wrong,/ we must cast around their path a flood of religious/ light. <text:s/>We must by precept and example endear to/ them the faith in which they were born, and the people/ with whom they have community of history and hopes./ <text:s/>Vain will indeed be the imparting of their preceptors,/ if not preceded, accompanied, and followed by our own/ tuition. <text:s/>Besides, we are not always able or willing/ to ascertain what principles govern the life of/ him who is to influence hereafter the character/ of our progeny, that we may fully entrust them/ to his charge. <text:s/>It is a remark, my friends! of<text:span text:style-name="T1">ten</text:span> times/ repeated, that the children of apparently pious parents,/ are in general among the foremost to disregard religion./ <text:s/>But if the early history of such could, in all cases, be/ unfolded, it would reveal, in the majority of/ instance, the working of one of the two radical errors/</text:p>
      <text:p text:style-name="P6"/>
      <text:p text:style-name="P6">[Page 8]</text:p>
      <text:p text:style-name="P6">I have described above. <text:s/>Either was parental/ instruction devoid of spirituality, or it was entirely/ committed to unqualified and incompetent teachers./ <text:s/>But when religious imparting is so given that it/ illumines the intellect, and appeals to our finer/ feelings, it will, it <text:span text:style-name="T4">must</text:span><text:span text:style-name="T5"> fructify and produce/ an exuberant harvest of goodness and righteousness./ <text:s/>Were it not even so, the education of the heart so/ emphatically recommended in the volumes of inspiration,/ would be an unmeaning word, a shadow without/ reality, a phantom without substance. <text:s/>Forbid/ it God!...That wickedness will grow where righteous-/-ness had been sown, is </text:span><text:span text:style-name="T2">not</text:span><text:span text:style-name="T5"> never to be ascribed to/ the inefficacy of home-culture; but to the mildew/ which </text:span><text:span text:style-name="T2">a</text:span><text:span text:style-name="T5"> corrupt association will raise on our/ tender plants. <text:s/>Against it, must we industriously/ guard; we must never abandon our offspring/ to themselves, until we are confident that the/ light they have received, enables them to proceed/ alone. <text:s/>We should remember that [Hebrew]/ [Hebrew] "He that goeth with wise men, will grow wise;/</text:span></text:p>
      <text:p text:style-name="P6"><text:span text:style-name="T5"/></text:p>
      <text:p text:style-name="P6"><text:span text:style-name="T5">[Page 9]</text:span></text:p>
      <text:p text:style-name="P6"><text:span text:style-name="T5">but he who goeth in company with the reckless will/ </text:span><text:span text:style-name="T2">do ev</text:span><text:span text:style-name="T5"> be destroyed." <text:s/>To avert this fatal issue, our/ Almighty Deliverer has conjointly established the/ Passover and the duty of parental education./ <text:s/>It does not become the free-man to grope in/ darkness. <text:s/>He must know his obligations, and follow/ them with moral courage. <text:s/>Freedom and duty/ are inseperably[sic!] connected. <text:s/>Such is our motto; and/ upon this broad principle stands the memorable/ </text:span><text:span text:style-name="T2">me</text:span><text:span text:style-name="T5"> festival now fast approaching. <text:s/>Let us solemnize it/ in </text:span><text:soft-page-break/><text:span text:style-name="T5">accordance with its spirit; O my beloved hearers!/ <text:s/>Let us by precept and example draw our children nearer/ to their protecting God, who is the fountain of human/ salvation. <text:s/>We know not how long we shall be/ permitted to labor in His holy cause, let us then not/ </text:span><text:span text:style-name="T2">tarry</text:span><text:span text:style-name="T5"> be slothful, and if we have </text:span><text:span text:style-name="T2">sinned of neglect permitted ourselves to</text:span><text:span text:style-name="T5"> suffered ourselves to be found slumbering over our task, let us re-/-double our efforts, and never grow weary in teaching/ our children what they owe to their Creator, to them-/-selves and to their fellow-mortals; then will we/ have performed what is demanded of us, and have rightly kept/ this statute at its season from year to year, as it written/ [Hebrew]./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4T15:38:58.58</meta:creation-date>
    <dc:date>2012-07-25T11:56:05.86</dc:date>
    <dc:creator>Penn Libraries</dc:creator>
    <meta:editing-duration>PT01H09M04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876" meta:character-count="11561"/>
  </office:meta>
</office:document-meta>
</file>